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99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79.4pt"/>
    </style:style>
    <style:style style:name="co4" style:family="table-column">
      <style:table-column-properties fo:break-before="auto" style:column-width="130.14pt"/>
    </style:style>
    <style:style style:name="co5" style:family="table-column">
      <style:table-column-properties fo:break-before="auto" style:column-width="152.39pt"/>
    </style:style>
    <style:style style:name="co6" style:family="table-column">
      <style:table-column-properties fo:break-before="auto" style:column-width="135.69pt"/>
    </style:style>
    <style:style style:name="co7" style:family="table-column">
      <style:table-column-properties fo:break-before="auto" style:column-width="103.21pt"/>
    </style:style>
    <style:style style:name="co8" style:family="table-column">
      <style:table-column-properties fo:break-before="auto" style:column-width="119.06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106.5pt" fo:break-before="auto" style:use-optimal-row-height="false"/>
    </style:style>
    <style:style style:name="ro6" style:family="table-row">
      <style:table-row-properties style:row-height="137.99pt" fo:break-before="auto" style:use-optimal-row-height="false"/>
    </style:style>
    <style:style style:name="ro7" style:family="table-row">
      <style:table-row-properties style:row-height="110.24pt" fo:break-before="auto" style:use-optimal-row-height="false"/>
    </style:style>
    <style:style style:name="ro8" style:family="table-row">
      <style:table-row-properties style:row-height="105pt" fo:break-before="auto" style:use-optimal-row-height="false"/>
    </style:style>
    <style:style style:name="ro9" style:family="table-row">
      <style:table-row-properties style:row-height="137.25pt" fo:break-before="auto" style:use-optimal-row-height="false"/>
    </style:style>
    <style:style style:name="ro10" style:family="table-row">
      <style:table-row-properties style:row-height="165.74pt" fo:break-before="auto" style:use-optimal-row-height="false"/>
    </style:style>
    <style:style style:name="ro11" style:family="table-row">
      <style:table-row-properties style:row-height="151.51pt" fo:break-before="auto" style:use-optimal-row-height="false"/>
    </style:style>
    <style:style style:name="ro12" style:family="table-row">
      <style:table-row-properties style:row-height="179.26pt" fo:break-before="auto" style:use-optimal-row-height="false"/>
    </style:style>
    <style:style style:name="ro13" style:family="table-row">
      <style:table-row-properties style:row-height="135.01pt" fo:break-before="auto" style:use-optimal-row-height="false"/>
    </style:style>
    <style:style style:name="ro14" style:family="table-row">
      <style:table-row-properties style:row-height="315.01pt" fo:break-before="auto" style:use-optimal-row-height="false"/>
    </style:style>
    <style:style style:name="ro1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b0f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table:number-columns-repeated="3"/>
          <table:table-cell table:style-name="ce9" office:value-type="string" calcext:value-type="string">
            <text:p>TEST CASE FOR NETFLIX APPLICATION</text:p>
          </table:table-cell>
          <table:table-cell table:style-name="ce10"/>
          <table:table-cell table:style-name="ce1" table:number-columns-repeated="21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2" office:value-type="string" calcext:value-type="string">
            <text:p>NETFLLI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ule:</text:p>
          </table:table-cell>
          <table:table-cell table:style-name="ce2" office:value-type="string" calcext:value-type="string">
            <text:p>User login, User logout, viedo playback, Add watchlist etc...</text:p>
          </table:table-cell>
          <table:table-cell table:number-columns-repeated="5"/>
          <table:table-cell table:style-name="ce2" office:value-type="string" calcext:value-type="string">
            <text:p>Executed by</text:p>
          </table:table-cell>
          <table:table-cell table:style-name="ce2" office:value-type="string" calcext:value-type="string">
            <text:p>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eate bry</text:p>
          </table:table-cell>
          <table:table-cell table:style-name="ce2" office:value-type="string" calcext:value-type="string">
            <text:p>santhakumar</text:p>
          </table:table-cell>
          <table:table-cell table:number-columns-repeated="5"/>
          <table:table-cell table:style-name="ce2" office:value-type="string" calcext:value-type="string">
            <text:p>Executed date</text:p>
          </table:table-cell>
          <table:table-cell table:style-name="ce5" office:value-type="date" office:date-value="2023-04-06" calcext:value-type="date">
            <text:p>4/6/20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eated date</text:p>
          </table:table-cell>
          <table:table-cell table:style-name="ce5" office:value-type="date" office:date-value="2023-02-06" calcext:value-type="date">
            <text:p>2/6/202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TEST SCENERIO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PRE- CONDITIONS</text:p>
          </table:table-cell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14" office:value-type="string" calcext:value-type="string">
            <text:p>TEST STATUS(PASS/FAIL)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# NF01</text:p>
          </table:table-cell>
          <table:table-cell table:style-name="ce6" office:value-type="string" calcext:value-type="string">
            <text:p>User Login </text:p>
          </table:table-cell>
          <table:table-cell table:style-name="ce8" office:value-type="string" calcext:value-type="string">
            <text:p>1. Open a Browser. <text:s text:c="39"/>2. Enter a URL. <text:s text:c="67"/>3. Enter valid username and password. <text:s text:c="61"/>4. Click on the "Login" button.<text:tab/></text:p>
          </table:table-cell>
          <table:table-cell table:style-name="ce8" office:value-type="string" calcext:value-type="string">
            <text:p>Valid username and <text:s text:c="9"/>valid password</text:p>
          </table:table-cell>
          <table:table-cell table:style-name="ce11" office:value-type="string" calcext:value-type="string">
            <text:p>1. Browser : Chrome <text:s text:c="20"/>2. www.netflix.com <text:s text:c="22"/>3. Username : Rolex <text:s text:c="18"/>4. Password : 12345</text:p>
          </table:table-cell>
          <table:table-cell table:style-name="ce11" office:value-type="string" calcext:value-type="string">
            <text:p>User is successfully logged out and directed to the login page.</text:p>
          </table:table-cell>
          <table:table-cell table:style-name="ce12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# NF02</text:p>
          </table:table-cell>
          <table:table-cell table:style-name="ce4" office:value-type="string" calcext:value-type="string">
            <text:p>User Logout</text:p>
          </table:table-cell>
          <table:table-cell table:style-name="ce8" office:value-type="string" calcext:value-type="string">
            <text:p>1. Click on the user profile icon. <text:s text:c="16"/>2. Click on "LogOut" button.</text:p>
          </table:table-cell>
          <table:table-cell table:style-name="ce8" office:value-type="string" calcext:value-type="string">
            <text:p>User should able to "LogOut" from the page.</text:p>
          </table:table-cell>
          <table:table-cell table:style-name="ce8" office:value-type="string" calcext:value-type="string">
            <text:p>1. Browser : Chrome <text:s text:c="20"/>2. www.netflix.com <text:s text:c="22"/>3. Profile icon <text:s text:c="32"/>4. Click on "LogOut" <text:s text:c="20"/></text:p>
          </table:table-cell>
          <table:table-cell table:style-name="ce8" office:value-type="string" calcext:value-type="string">
            <text:p>User is successfully logged out and directed to the login page.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# NF03</text:p>
          </table:table-cell>
          <table:table-cell table:style-name="ce4" office:value-type="string" calcext:value-type="string">
            <text:p>Search Functionality</text:p>
          </table:table-cell>
          <table:table-cell table:style-name="ce8" office:value-type="string" calcext:value-type="string">
            <text:p>1. Enter a valid search term in the search bar. <text:s text:c="58"/>2. Click on the search button.</text:p>
          </table:table-cell>
          <table:table-cell table:style-name="ce8" office:value-type="string" calcext:value-type="string">
            <text:p>User should able to access the search term and get the valid relevant results.</text:p>
          </table:table-cell>
          <table:table-cell table:style-name="ce8" office:value-type="string" calcext:value-type="string">
            <text:p>1. Go to search bar <text:s text:c="19"/>2. Type movie name : PS2 <text:s text:c="41"/>3. click on search button symbol <text:s text:c="41"/>4. Need to display result the movie which typed in search box</text:p>
          </table:table-cell>
          <table:table-cell table:style-name="ce8" office:value-type="string" calcext:value-type="string">
            <text:p>Relevant search results are displayed.<text:tab/>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# NF04</text:p>
          </table:table-cell>
          <table:table-cell table:style-name="ce4" office:value-type="string" calcext:value-type="string">
            <text:p>Video Playback</text:p>
          </table:table-cell>
          <table:table-cell table:style-name="ce8" office:value-type="string" calcext:value-type="string">
            <text:p>1. Click on a video thumbnail from the homepage. <text:s text:c="50"/>2. Wait for the video to start playing.</text:p>
          </table:table-cell>
          <table:table-cell table:style-name="ce8" office:value-type="string" calcext:value-type="string">
            <text:p>User should able to see thumbnail in the homepage.</text:p>
          </table:table-cell>
          <table:table-cell table:style-name="ce8" office:value-type="string" calcext:value-type="string">
            <text:p>1. Go to homepage . <text:s text:c="28"/>2. Click on the thumbnail from home page. <text:s text:c="44"/>3. Video should be start playing.</text:p>
          </table:table-cell>
          <table:table-cell table:style-name="ce8" office:value-type="string" calcext:value-type="string">
            <text:p>Video starts playing without any issues.<text:tab/>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9">
          <table:table-cell table:style-name="ce4" office:value-type="string" calcext:value-type="string">
            <text:p># NF05</text:p>
          </table:table-cell>
          <table:table-cell table:style-name="ce7" office:value-type="string" calcext:value-type="string">
            <text:p>Video Pause/Play</text:p>
          </table:table-cell>
          <table:table-cell table:style-name="ce8" office:value-type="string" calcext:value-type="string">
            <text:p>1. Click on the pause button during video playback. <text:s text:c="53"/>2. Click on the play button.</text:p>
          </table:table-cell>
          <table:table-cell table:style-name="ce8" office:value-type="string" calcext:value-type="string">
            <text:p>1. The video should be Resume when user click on play button. <text:s text:c="32"/>2. The video should be pause when user click on the pause button.</text:p>
          </table:table-cell>
          <table:table-cell table:style-name="ce8" office:value-type="string" calcext:value-type="string">
            <text:p>1. Go to homepage . <text:s text:c="28"/>2. Click on the thumbnail from home page. <text:s text:c="44"/>3. Video should be start playing. <text:s text:c="49"/>4. Click on "pause button" video should be pause. <text:s text:c="32"/>5. Then click "play button" video should be Resumes.</text:p>
          </table:table-cell>
          <table:table-cell table:style-name="ce8" office:value-type="string" calcext:value-type="string">
            <text:p>Video pauses when the pause button is clicked and resumes when the play button is clicked.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>
            <text:p># NF06</text:p>
          </table:table-cell>
          <table:table-cell table:style-name="ce4" office:value-type="string" calcext:value-type="string">
            <text:p>Add to Watchlist</text:p>
          </table:table-cell>
          <table:table-cell table:style-name="ce8" office:value-type="string" calcext:value-type="string">
            <text:p>1. Click on the "+" button on a video thumbnail. <text:s text:c="59"/>2. Go to the Watchlist section.</text:p>
          </table:table-cell>
          <table:table-cell table:style-name="ce8" office:value-type="string" calcext:value-type="string">
            <text:p>1. When user click on the <text:s/>"+" button video should be select. <text:s text:c="43"/>2. Then video should be add into Watchlist section. <text:s text:c="7"/>3. After added to the watchlist video should be able visible to the user. </text:p>
          </table:table-cell>
          <table:table-cell table:style-name="ce8" office:value-type="string" calcext:value-type="string">
            <text:p>1. Go to homepage . <text:s text:c="28"/>2. Click on the thumbnail from home page. <text:s text:c="41"/>3. Click on the "+" button on a video thumbnail. <text:s text:c="29"/>4. Then video should be add into Watchlist section. <text:s text:c="23"/>5. Viedo should be added into the watchlist section.</text:p>
          </table:table-cell>
          <table:table-cell table:style-name="ce8" office:value-type="string" calcext:value-type="string">
            <text:p>The selected video is added to the user's Watchlist.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# NF07</text:p>
          </table:table-cell>
          <table:table-cell table:style-name="ce4" office:value-type="string" calcext:value-type="string">
            <text:p>Remove from Watchlist</text:p>
          </table:table-cell>
          <table:table-cell table:style-name="ce8" office:value-type="string" calcext:value-type="string">
            <text:p>1. Click on the "x" button on a video in the Watchlist. <text:s text:c="51"/>2. Confirm the removal.</text:p>
          </table:table-cell>
          <table:table-cell table:style-name="ce8" office:value-type="string" calcext:value-type="string">
            <text:p>1. When user click on the "x" button video should be remove . <text:s text:c="30"/>2. Then video should not be in a Watchlist section. 3. After remove from the watchlist video should not be able visible to the user.</text:p>
          </table:table-cell>
          <table:table-cell table:style-name="ce8" office:value-type="string" calcext:value-type="string">
            <text:p>1. Go to homepage . <text:s text:c="28"/>2. Click on the thumbnail from home page. <text:s text:c="41"/>3. Click on the "x" button on a video thumbnail from Watchlist. <text:s text:c="35"/>4. Then video should be remove from Watchlist section. <text:s text:c="24"/></text:p>
          </table:table-cell>
          <table:table-cell table:style-name="ce8" office:value-type="string" calcext:value-type="string">
            <text:p>The selected video is removed from the user's Watchlist.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>
            <text:p># NF08</text:p>
          </table:table-cell>
          <table:table-cell table:style-name="ce4" office:value-type="string" calcext:value-type="string">
            <text:p>Video Quality Control</text:p>
          </table:table-cell>
          <table:table-cell table:style-name="ce8" office:value-type="string" calcext:value-type="string">
            <text:p>1. Play a video. <text:s text:c="50"/>2. Check the available video quality options. <text:s text:c="65"/>3. Select a different video quality.</text:p>
          </table:table-cell>
          <table:table-cell table:style-name="ce8" office:value-type="string" calcext:value-type="string">
            <text:p>1. When user is playing the video . <text:s text:c="43"/>2. Then video quality control should be visible.</text:p>
          </table:table-cell>
          <table:table-cell table:style-name="ce8" office:value-type="string" calcext:value-type="string">
            <text:p>1. Go to homepage . <text:s text:c="28"/>2. Click on the thumbnail from home page. <text:s text:c="44"/>3. Select the viedo from the thumbnail. <text:s text:c="43"/>4. Then play the video . <text:s text:c="22"/>5. Check the available video quality options. <text:s text:c="40"/>6. Select a different video quality. <text:s text:c="49"/>7. Should be Available video quality options</text:p>
          </table:table-cell>
          <table:table-cell table:style-name="ce8" office:value-type="string" calcext:value-type="string">
            <text:p>The video quality changes according to the selected option.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# NF09</text:p>
          </table:table-cell>
          <table:table-cell table:style-name="ce8" office:value-type="string" calcext:value-type="string">
            <text:p>Account Settings</text:p>
          </table:table-cell>
          <table:table-cell table:style-name="ce8" office:value-type="string" calcext:value-type="string">
            <text:p>1. Click on the user profile icon. <text:s text:c="22"/>2. Go to the Account Settings page. <text:s/>3. Update the user's email address. 4. Save the changes.</text:p>
          </table:table-cell>
          <table:table-cell table:style-name="ce8" office:value-type="string" calcext:value-type="string">
            <text:p>1. click on profile icon. <text:s text:c="5"/>2. go to settings page. <text:s text:c="15"/>3. set new email address. 4. click on save button.</text:p>
          </table:table-cell>
          <table:table-cell table:style-name="ce8" office:value-type="string" calcext:value-type="string">
            <text:p>1. Go to home page . <text:s text:c="25"/>2. Click on the profile icon from the homepage. <text:s text:c="37"/>3. Update the new email address and after then click on save button. <text:s text:c="40"/>4. New email address should be updated Successfully .</text:p>
          </table:table-cell>
          <table:table-cell table:style-name="ce8" office:value-type="string" calcext:value-type="string">
            <text:p>The user's email address is successfully updated and saved.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>
            <text:p># NF10</text:p>
          </table:table-cell>
          <table:table-cell table:style-name="ce8" office:value-type="string" calcext:value-type="string">
            <text:p>Forgot Password</text:p>
          </table:table-cell>
          <table:table-cell table:style-name="ce8" office:value-type="string" calcext:value-type="string">
            <text:p>1. Click on the "Forgot Password" link on the login page. <text:s text:c="44"/>2. Enter the registered email address. <text:s text:c="82"/>3.Click on the "Reset Password" button.</text:p>
          </table:table-cell>
          <table:table-cell table:style-name="ce8" office:value-type="string" calcext:value-type="string">
            <text:p>User has a registered email address<text:tab/></text:p>
          </table:table-cell>
          <table:table-cell table:style-name="ce8" office:value-type="string" calcext:value-type="string">
            <text:p>1. User should click on "Forgot Password" button. <text:s text:c="29"/>2. It will give the some instructions to reset the password to the user. <text:s text:c="21"/>3. Then it will enter into the another page to enter the registered email address. <text:s text:c="20"/>4. After entered the email address click on the "reset password" button. <text:s text:c="27"/>5. After then i it will send an OTP to the registered email address and then enter rhe otp then click on submit button . <text:s text:c="2"/>6. After submit the otp then it will send an email to the registered email address as Successfully password has be changed.</text:p>
          </table:table-cell>
          <table:table-cell table:style-name="ce8" office:value-type="string" calcext:value-type="string">
            <text:p>An email is sent to the user with instructions to reset their password.</text:p>
          </table:table-cell>
          <table:table-cell table:style-name="ce13" office:value-type="string" calcext:value-type="string">
            <text:p>Expected</text:p>
          </table:table-cell>
          <table:table-cell table:style-name="ce15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5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" meta:object-count="0"/>
    <meta:generator>LibreOfficeDev/6.0.5.2$Linux_X86_64 LibreOffice_project/</meta:generator>
  </office:meta>
</office:document-meta>
</file>